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left" draw:textarea-vertical-align="top" draw:auto-grow-height="false" fo:min-height="2.2cm" fo:min-width="8.6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eeeeee" draw:textarea-horizontal-align="left" draw:textarea-vertical-align="top" draw:auto-grow-height="false" fo:min-height="3.684cm" fo:min-width="10.134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90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1aca6" draw:textarea-horizontal-align="justify" draw:textarea-vertical-align="middle" draw:auto-grow-height="false" fo:min-height="0.104cm" fo:min-width="1.754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504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4.70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1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7.65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35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="solid" draw:fill-color="#eeeeee" draw:textarea-horizontal-align="left" draw:textarea-vertical-align="top" draw:auto-grow-height="false" fo:min-height="2.7cm" fo:min-width="5.2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85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25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05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65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45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3.442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25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10.14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4.954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draw:fill="solid" draw:fill-color="#dddddd" draw:textarea-horizontal-align="left" draw:textarea-vertical-align="middle" draw:auto-grow-height="false" fo:min-height="1.096cm" fo:min-width="2.84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dddddd" draw:textarea-horizontal-align="left" draw:textarea-vertical-align="middle" draw:auto-grow-height="false" fo:min-height="1.6cm" fo:min-width="1.9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75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2.55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35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2.354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="solid" draw:fill-color="#dddddd"/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text-align="start"/>
      <style:text-properties fo:font-size="6pt" style:font-size-asian="7pt" style:font-size-complex="7pt"/>
    </style:style>
    <style:style style:name="P6" style:family="paragraph">
      <loext:graphic-properties draw:fill="solid" draw:fill-color="#b3cac7"/>
      <style:paragraph-properties fo:text-align="start" style:writing-mode="lr-tb"/>
      <style:text-properties fo:font-size="6pt" style:font-size-asian="7pt" style:font-size-complex="7pt"/>
    </style:style>
    <style:style style:name="P7" style:family="paragraph">
      <loext:graphic-properties draw:fill="solid" draw:fill-color="#81aca6"/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style:paragraph-properties fo:text-align="start"/>
      <style:text-properties fo:font-size="6pt" style:font-size-asian="8pt" style:font-size-complex="8pt"/>
    </style:style>
    <style:style style:name="P9" style:family="paragraph">
      <loext:graphic-properties draw:fill="solid" draw:fill-color="#dddddd"/>
      <style:paragraph-properties fo:text-align="start" style:writing-mode="lr-tb"/>
      <style:text-properties fo:font-size="6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6pt"/>
    </style:style>
    <style:style style:name="P11" style:family="paragraph">
      <loext:graphic-properties draw:fill="solid" draw:fill-color="#b4c7dc"/>
      <style:paragraph-properties fo:text-align="start" style:writing-mode="lr-tb"/>
      <style:text-properties fo:font-size="6pt" style:font-size-asian="6pt" style:font-size-complex="6pt"/>
    </style:style>
    <style:style style:name="P12" style:family="paragraph">
      <loext:graphic-properties draw:fill="solid" draw:fill-color="#729fcf"/>
      <style:paragraph-properties fo:text-align="start" style:writing-mode="lr-tb"/>
      <style:text-properties fo:font-size="6pt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6pt" style:font-size-asian="8pt" style:font-size-complex="8pt"/>
    </style:style>
    <style:style style:name="P17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7pt" style:font-style-asian="normal" style:font-weight-asian="normal" style:font-name-complex="Symbol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6pt" style:font-style-asian="normal" style:font-weight-asian="normal" style:font-name-complex="Symbol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cm" svg:height="2.5cm" svg:x="12.6cm" svg:y="5.9cm">
          <text:p text:style-name="P1"><text:span text:style-name="T1">x360ce.App.Input.States</text:span></text:p>
          <draw:enhanced-geometry svg:viewBox="0 0 21600 21600" draw:path-stretchpoint-x="10800" draw:path-stretchpoint-y="10800" draw:text-areas="?f3 ?f4 ?f5 ?f6" draw:type="round-rectangle" draw:modifiers="744.570837642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10.7cm" svg:height="4cm" svg:x="1.4cm" svg:y="4.4cm">
          <text:p text:style-name="P1"><text:span text:style-name="T1">x360ce.App.Input.Device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10.5cm" svg:height="0.4cm" svg:x="1.5cm" svg:y="6.4cm">
          <text:p text:style-name="P3"><text:span text:style-name="T2">Raw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6" draw:layer="layout" svg:width="6.45cm" svg:height="0.4cm" svg:x="5.5cm" svg:y="6.4cm">
          <text:p text:style-name="P5"><text:span text:style-name="T3">Raw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7cm" svg:y="6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5cm" svg:y="6.9cm">
          <text:p text:style-name="P8"><text:span text:style-name="T4">Direct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6" draw:layer="layout" svg:width="6.05cm" svg:height="0.4cm" svg:x="5.9cm" svg:y="6.9cm">
          <text:p text:style-name="P5"><text:span text:style-name="T3">Direct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7cm" svg:y="6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5cm" svg:y="7.9cm">
          <text:p text:style-name="P8"><text:span text:style-name="T4">Gaming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25cm" svg:height="0.4cm" svg:x="6.7cm" svg:y="7.9cm">
          <text:p text:style-name="P5"><text:span text:style-name="T3">Gaming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7cm" svg:y="7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5cm" svg:y="7.4cm">
          <text:p text:style-name="P8"><text:span text:style-name="T4">X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5.65cm" svg:height="0.4cm" svg:x="6.3cm" svg:y="7.4cm">
          <text:p text:style-name="P5"><text:span text:style-name="T3">X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7cm" svg:y="7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4" draw:layer="layout" svg:width="8.2cm" svg:height="0.4cm" svg:x="1.5cm" svg:y="5.9cm">
          <text:p text:style-name="P3"><text:span text:style-name="T2">PnP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draw:layer="layout" svg:width="6.9cm" svg:height="0.4cm" svg:x="5.1cm" svg:y="5.9cm">
          <text:p text:style-name="P5"><text:span text:style-name="T3">PnP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18.8cm" svg:y1="6.6cm" svg:x2="12cm" svg:y2="6.6cm">
          <text:p/>
        </draw:line>
        <draw:line draw:style-name="gr11" draw:text-style-name="P10" draw:layer="layout" svg:x1="18.8cm" svg:y1="7.1cm" svg:x2="12cm" svg:y2="7.1cm">
          <text:p/>
        </draw:line>
        <draw:line draw:style-name="gr11" draw:text-style-name="P10" draw:layer="layout" svg:x1="18.8cm" svg:y1="8.1cm" svg:x2="12cm" svg:y2="8.1cm">
          <text:p/>
        </draw:line>
        <draw:line draw:style-name="gr11" draw:text-style-name="P10" draw:layer="layout" svg:x1="18.8cm" svg:y1="7.6cm" svg:x2="12cm" svg:y2="7.6cm">
          <text:p/>
        </draw:line>
        <draw:custom-shape draw:style-name="gr12" draw:text-style-name="P2" draw:layer="layout" svg:width="5.8cm" svg:height="3cm" svg:x="1.4cm" svg:y="8.9cm">
          <text:p text:style-name="P1"><text:span text:style-name="T1">x360ce.App.Input.Trigger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9" draw:layer="layout" svg:width="4.4cm" svg:height="0.4cm" svg:x="1.5cm" svg:y="9.9cm">
          <text:p text:style-name="P8"><text:span text:style-name="T5"> </text:span><text:span text:style-name="T3">Raw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9" draw:layer="layout" svg:width="4.8cm" svg:height="0.4cm" svg:x="1.5cm" svg:y="10.4cm">
          <text:p text:style-name="P8"><text:span text:style-name="T5"> Direct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5.6cm" svg:height="0.4cm" svg:x="1.5cm" svg:y="11.4cm">
          <text:p text:style-name="P8"><text:span text:style-name="T5"> Gaming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9" draw:layer="layout" svg:width="5.2cm" svg:height="0.4cm" svg:x="1.5cm" svg:y="10.9cm">
          <text:p text:style-name="P8"><text:span text:style-name="T5"> X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6.9cm" svg:y1="11.4cm" svg:x2="6.9cm" svg:y2="8.3cm">
          <text:p/>
        </draw:line>
        <draw:line draw:style-name="gr11" draw:text-style-name="P10" draw:layer="layout" svg:x1="6.5cm" svg:y1="10.9cm" svg:x2="6.5cm" svg:y2="7.8cm">
          <text:p/>
        </draw:line>
        <draw:line draw:style-name="gr11" draw:text-style-name="P10" draw:layer="layout" svg:x1="5.7cm" svg:y1="9.9cm" svg:x2="5.7cm" svg:y2="6.8cm">
          <text:p/>
        </draw:line>
        <draw:line draw:style-name="gr11" draw:text-style-name="P10" draw:layer="layout" svg:x1="6.1cm" svg:y1="10.4cm" svg:x2="6.1cm" svg:y2="7.3cm">
          <text:p/>
        </draw:line>
        <draw:custom-shape draw:style-name="gr17" draw:text-style-name="P9" draw:layer="layout" svg:width="4cm" svg:height="0.4cm" svg:x="1.5cm" svg:y="9.4cm">
          <text:p text:style-name="P8"><text:span text:style-name="T5"> PnP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5.3cm" svg:y1="9.4cm" svg:x2="5.3cm" svg:y2="6.3cm">
          <text:p/>
        </draw:line>
        <draw:custom-shape draw:style-name="gr18" draw:text-style-name="P2" draw:layer="layout" svg:width="4cm" svg:height="1cm" svg:x="1.4cm" svg:y="2.9cm">
          <text:p text:style-name="P1"><text:span text:style-name="T1">x360ce.App.Input.Timer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4" draw:layer="layout" svg:width="3.8cm" svg:height="0.4cm" svg:x="1.5cm" svg:y="3.4cm">
          <text:p text:style-name="P3"><text:span text:style-name="T5"> </text:span><text:span text:style-name="T2">UserInterfaceUpdating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2" draw:layer="layout" svg:width="10.7cm" svg:height="1cm" svg:x="1.4cm" svg:y="1.4cm">
          <text:p text:style-name="P1"><text:span text:style-name="T1">x360ce.App.Input.Control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11" draw:layer="layout" svg:width="10.5cm" svg:height="0.4cm" svg:x="1.5cm" svg:y="1.9cm">
          <text:p text:style-name="P3"><text:span text:style-name="T2">UserDevicesNew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2" draw:layer="layout" svg:width="5.5cm" svg:height="0.4cm" svg:x="6.5cm" svg:y="1.9cm">
          <text:p text:style-name="P5"><text:span text:style-name="T3">CustomInputDeviceInfo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7.1cm" svg:y1="4.9cm" svg:x2="7.1cm" svg:y2="2.3cm">
          <text:p/>
        </draw:line>
        <draw:line draw:style-name="gr23" draw:text-style-name="P13" draw:layer="layout" svg:x1="7.1cm" svg:y1="3.6cm" svg:x2="5.3cm" svg:y2="3.6cm">
          <text:p/>
        </draw:line>
        <draw:custom-shape draw:style-name="gr24" draw:text-style-name="P9" draw:layer="layout" svg:width="3.4cm" svg:height="1.4cm" svg:x="18.3cm" svg:y="6.9cm">
          <text:p text:style-name="P8"><text:span text:style-name="T5"> CustomI</text:span><text:span text:style-name="T3">nputState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04063957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9" draw:layer="layout" svg:width="2.5cm" svg:height="1.9cm" svg:x="12.7cm" svg:y="6.4cm">
          <text:p text:style-name="P8"><text:span text:style-name="T5">CustomI</text:span><text:span text:style-name="T3">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14" xml:id="id1" draw:id="id1" draw:layer="layout" svg:width="0.2cm" svg:height="0.2cm" svg:x="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2cm" svg:height="0.2cm" svg:x="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2cm" svg:height="0.2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2cm" svg:height="0.2cm" svg:x="9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2cm" svg:height="0.2cm" svg:x="9.6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5" draw:layer="layout" draw:line-skew="0.999cm" svg:x1="9.6cm" svg:y1="8.1cm" svg:x2="7.8cm" svg:y2="5.1cm" draw:start-shape="id1" draw:end-shape="id2" draw:end-glue-point="1" svg:d="M9600 8100h99v-3000h-1899" svg:viewBox="0 0 1900 3001">
          <text:p/>
        </draw:connector>
        <draw:custom-shape draw:style-name="gr28" draw:text-style-name="P4" draw:layer="layout" svg:width="6.3cm" svg:height="0.4cm" svg:x="1.5cm" svg:y="4.9cm">
          <text:p text:style-name="P3"><text:span text:style-name="T2">Custom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6" xml:id="id2" draw:id="id2" draw:layer="layout" svg:width="3.1cm" svg:height="0.4cm" svg:x="4.7cm" svg:y="4.9cm">
          <text:p text:style-name="P5"><text:span text:style-name="T3">Custom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4" draw:layer="layout" svg:width="3.9cm" svg:height="0.4cm" svg:x="8.1cm" svg:y="5.4cm">
          <text:p text:style-name="P3"><text:span text:style-name="T6"> </text:span><text:span text:style-name="T2">CustomInputDeviceManag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1" draw:text-style-name="P17" draw:layer="layout" svg:width="6.4cm" svg:height="0.4cm" svg:x="15.3cm" svg:y="6.4cm">
          <text:p text:style-name="P16"><text:span text:style-name="T5"> </text:span><text:span text:style-name="T7">RawInputState.cs</text:span><text:span text:style-name="T8"> </text:span><text:span text:style-name="T9">Event-Based</text:span><text:span text:style-name="T10">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9" draw:layer="layout" svg:width="2.9cm" svg:height="0.4cm" svg:x="15.3cm" svg:y="6.9cm">
          <text:p text:style-name="P8"><text:span text:style-name="T5">Direct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9" draw:layer="layout" svg:width="2.9cm" svg:height="0.4cm" svg:x="15.3cm" svg:y="7.9cm">
          <text:p text:style-name="P8"><text:span text:style-name="T5">Gaming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2" draw:text-style-name="P9" draw:layer="layout" svg:width="2.9cm" svg:height="0.4cm" svg:x="15.3cm" svg:y="7.4cm">
          <text:p text:style-name="P8"><text:span text:style-name="T5">X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8T18:49:59.850673600</meta:creation-date>
    <dc:date>2025-12-08T18:52:44.604867800</dc:date>
    <meta:editing-duration>PT2M44S</meta:editing-duration>
    <meta:editing-cycles>1</meta:editing-cycles>
    <meta:generator>LibreOffice/25.8.3.2$Windows_X86_64 LibreOffice_project/8ca8d55c161d602844f5428fa4b58097424e324e</meta:generator>
    <meta:print-date>2025-12-08T18:54:29.242537400</meta:print-date>
    <meta:document-statistic meta:object-count="53"/>
  </office:meta>
</office:document-meta>
</file>